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3.283cm"/>
    </style:style>
    <style:style style:name="co5" style:family="table-column">
      <style:table-column-properties fo:break-before="auto" style:column-width="3.8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02cm solid #000000" fo:background-color="#1c1c1c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9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ff99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cccc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1c1c1c" fo:border="none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cccc" fo:border="none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99ff99" fo:border="none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cc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#ffcccc" fo:border-left="0.002cm solid #000000" fo:border-right="0.002cm solid #000000" fo:border-top="0.002cm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ackground-color="#99ff99" fo:border-left="0.002cm solid #000000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#99ff99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1c1c1c" fo:border-left="none" fo:border-right="0.002cm solid #000000" fo:border-top="non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none" fo:background-color="#ffcccc" fo:border-left="none" fo:border-right="0.002cm solid #000000" fo:border-top="none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99ff99" fo:border-left="none" fo:border-right="0.002cm solid #000000" fo:border-top="none"/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#000000" fo:border-left="none" fo:border-right="0.002cm solid #000000" fo:border-top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/>
          <table:table-cell table:style-name="ce22" office:value-type="string">
            <text:p>Markus Ernst</text:p>
          </table:table-cell>
          <table:table-cell table:number-columns-repeated="1020"/>
        </table:table-row>
        <table:table-row table:style-name="ro2">
          <table:covered-table-cell table:number-columns-repeated="2"/>
          <table:table-cell/>
          <table:table-cell table:style-name="ce23" office:value-type="string">
            <text:p>Roman Seib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6"/>
          <table:table-cell table:style-name="ce24" office:value-type="string">
            <text:p>Gemeinsam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17" office:value-type="string">
            <text:p>Workload geplant</text:p>
          </table:table-cell>
          <table:table-cell table:style-name="ce25" office:value-type="string">
            <text:p>Workload tatsächlic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osé </text:p>
          </table:table-cell>
          <table:table-cell table:style-name="ce4"/>
          <table:table-cell table:style-name="ce18" office:value-type="float" office:value="8">
            <text:p>8</text:p>
          </table:table-cell>
          <table:table-cell table:style-name="ce26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style-name="ce5" table:number-columns-repeated="2"/>
          <table:table-cell table:style-name="ce19"/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Idee finden</text:p>
          </table:table-cell>
          <table:table-cell table:style-name="ce4"/>
          <table:table-cell table:style-name="ce18" office:value-type="float" office:value="8">
            <text:p>8</text:p>
          </table:table-cell>
          <table:table-cell table:style-name="ce28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table:style-name="ce16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echerche</text:p>
          </table:table-cell>
          <table:table-cell table:style-name="ce20" office:value-type="float" office:value="2">
            <text:p>2</text:p>
          </table:table-cell>
          <table:table-cell table:style-name="ce29" office:value-type="float" office:value="13">
            <text:p>1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6"/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Ausarbeitung</text:p>
          </table:table-cell>
          <table:table-cell table:style-name="ce4"/>
          <table:table-cell table:style-name="ce18" office:value-type="float" office:value="4">
            <text:p>4</text:p>
          </table:table-cell>
          <table:table-cell table:style-name="ce28" office:value-type="float" office:value="3.5">
            <text:p>3,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Gliederung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Überarbeitung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>
            <text:p>Fragenstellung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6"/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Feedback</text:p>
          </table:table-cell>
          <table:table-cell table:style-name="ce4"/>
          <table:table-cell table:style-name="ce1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arbeitung</text:p>
          </table:table-cell>
          <table:table-cell table:style-name="ce16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6" office:value-type="string">
            <text:p>MS1 12.10.2015</text:p>
          </table:table-cell>
          <table:table-cell table:style-name="ce13" table:number-columns-repeated="2"/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Zielgliederung</text:p>
          </table:table-cell>
          <table:table-cell table:style-name="ce14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Marktrecherche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34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Recherche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>
            <text:p>Vor-/Nachteile</text:p>
          </table:table-cell>
          <table:table-cell table:style-name="ce15" office:value-type="float" office:value="2">
            <text:p>2</text:p>
          </table:table-cell>
          <table:table-cell table:style-name="ce35" office:value-type="float" office:value="2.5">
            <text:p>2,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style-name="ce31" office:value-type="float" office:value="1.5">
            <text:p>1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36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echerche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20" office:value-type="float" office:value="2">
            <text:p>2</text:p>
          </table:table-cell>
          <table:table-cell table:style-name="ce29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bwägungen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Methodischer Rahmen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34" office:value-type="float" office:value="19">
            <text:p>19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>
            <text:p>Auffrischen des MCI Wissens</text:p>
          </table:table-cell>
          <table:table-cell table:style-name="ce10" office:value-type="float" office:value="3">
            <text:p>3</text:p>
          </table:table-cell>
          <table:table-cell table:style-name="ce35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Wahl des Vorgehensmodells</text:p>
          </table:table-cell>
          <table:table-cell table:style-name="ce10" office:value-type="float" office:value="1">
            <text:p>1</text:p>
          </table:table-cell>
          <table:table-cell table:style-name="ce35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Methoden wählen/begründen</text:p>
          </table:table-cell>
          <table:table-cell table:style-name="ce10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Kommunikationsmodell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Skizze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Risiken erörtern</text:p>
          </table:table-cell>
          <table:table-cell table:style-name="ce10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34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Betrachtung Risiken</text:p>
          </table:table-cell>
          <table:table-cell table:style-name="ce14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Recherche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34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Skizze</text:p>
          </table:table-cell>
          <table:table-cell table:style-name="ce14" office:value-type="float" office:value="1.5">
            <text:p>1,5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Modell</text:p>
          </table:table-cell>
          <table:table-cell table:style-name="ce14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7" office:value-type="string">
            <text:p>MS2 26.10.2015</text:p>
          </table:table-cell>
          <table:table-cell table:style-name="ce7" table:number-columns-repeated="2"/>
          <table:table-cell table:style-name="ce37"/>
          <table:table-cell table:number-columns-repeated="1020"/>
        </table:table-row>
        <table:table-row table:style-name="ro3"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3">
            <text:p>3</text:p>
          </table:table-cell>
          <table:table-cell table:style-name="ce33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Personae</text:p>
          </table:table-cell>
          <table:table-cell table:style-name="ce10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34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präskriptiv</text:p>
          </table:table-cell>
          <table:table-cell table:style-name="ce21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>
            <text:p>descriptiv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34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5" office:value-type="string">
            <text:p>Auswertung der MCI Meilensteine</text:p>
          </table:table-cell>
          <table:table-cell table:style-name="ce15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Brainstorming</text:p>
          </table:table-cell>
          <table:table-cell table:style-name="ce14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14" office:value-type="string">
            <text:p>Ausarbeitung</text:p>
          </table:table-cell>
          <table:table-cell table:style-name="ce14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7" office:value-type="string">
            <text:p>MS3 9.11.2015</text:p>
          </table:table-cell>
          <table:table-cell table:style-name="ce7"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Analyse der Opendata</text:p>
          </table:table-cell>
          <table:table-cell table:style-name="ce10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>
            <text:p>Ausarbeitung</text:p>
          </table:table-cell>
          <table:table-cell table:style-name="ce10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4" office:value-type="string">
            <text:p>WBA-Modellierung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>
            <text:p>Entwicklung</text:p>
          </table:table-cell>
          <table:table-cell table:style-name="ce11" office:value-type="float" office:value="20">
            <text:p>20</text:p>
          </table:table-cell>
          <table:table-cell table:style-name="ce33" office:value-type="float" office:value="15">
            <text:p>15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Prototypen UI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34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Entwicklung</text:p>
          </table:table-cell>
          <table:table-cell table:style-name="ce21" office:value-type="float" office:value="7">
            <text:p>7</text:p>
          </table:table-cell>
          <table:table-cell table:style-name="ce30" office:value-type="float" office:value="16">
            <text:p>1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7" office:value-type="string">
            <text:p>MS4 30.11.2015</text:p>
          </table:table-cell>
          <table:table-cell table:style-name="ce7"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Funktionale Prototypen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34" office:value-type="float" office:value="18">
            <text:p>1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style-name="ce31" office:value-type="float" office:value="18">
            <text:p>18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Evaluationsergebnisse UI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3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valuation</text:p>
          </table:table-cell>
          <table:table-cell office:value-type="float" office:value="3">
            <text:p>3</text:p>
          </table:table-cell>
          <table:table-cell table:style-name="ce31"/>
          <table:table-cell table:number-columns-repeated="1020"/>
        </table:table-row>
        <table:table-row table:style-name="ro3">
          <table:table-cell/>
          <table:table-cell office:value-type="string">
            <text:p>Auwertung der Evaluation</text:p>
          </table:table-cell>
          <table:table-cell office:value-type="float" office:value="2">
            <text:p>2</text:p>
          </table:table-cell>
          <table:table-cell table:style-name="ce31"/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style-name="ce31"/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7" office:value-type="string">
            <text:p>MS5 14.12.2015</text:p>
          </table:table-cell>
          <table:table-cell table:style-name="ce7"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34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Fazit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34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5" office:value-type="string">
            <text:p>Reflexion des Projekts</text:p>
          </table:table-cell>
          <table:table-cell table:style-name="ce5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34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24">
            <text:p>24</text:p>
          </table:table-cell>
          <table:table-cell table:style-name="ce34" office:value-type="float" office:value="32">
            <text:p>3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erver Redis + Service Node.JS</text:p>
          </table:table-cell>
          <table:table-cell office:value-type="float" office:value="8">
            <text:p>8</text:p>
          </table:table-cell>
          <table:table-cell table:style-name="ce31" office:value-type="float" office:value="7">
            <text:p>7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Kommunikation OkHttp in Java</text:p>
          </table:table-cell>
          <table:table-cell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ndroid + Google Maps</text:p>
          </table:table-cell>
          <table:table-cell office:value-type="float" office:value="8">
            <text:p>8</text:p>
          </table:table-cell>
          <table:table-cell table:style-name="ce31" office:value-type="float" office:value="15">
            <text:p>1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34"/>
          <table:table-cell table:number-columns-repeated="1020"/>
        </table:table-row>
        <table:table-row table:style-name="ro3">
          <table:table-cell/>
          <table:table-cell table:style-name="ce12" office:value-type="string">
            <text:p>Exportierung</text:p>
          </table:table-cell>
          <table:table-cell table:style-name="ce12" office:value-type="float" office:value="2">
            <text:p>2</text:p>
          </table:table-cell>
          <table:table-cell table:style-name="ce38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34"/>
          <table:table-cell table:number-columns-repeated="1020"/>
        </table:table-row>
        <table:table-row table:style-name="ro2">
          <table:table-cell/>
          <table:table-cell table:style-name="ce12" office:value-type="string">
            <text:p>Zusammentragen</text:p>
          </table:table-cell>
          <table:table-cell table:style-name="ce21" office:value-type="float" office:value="2">
            <text:p>2</text:p>
          </table:table-cell>
          <table:table-cell table:style-name="ce30"/>
          <table:table-cell table:number-columns-repeated="1020"/>
        </table:table-row>
        <table:table-row table:style-name="ro2">
          <table:table-cell/>
          <table:table-cell table:style-name="ce12" office:value-type="string">
            <text:p>Ausarbeitung</text:p>
          </table:table-cell>
          <table:table-cell table:style-name="ce21" office:value-type="float" office:value="1">
            <text:p>1</text:p>
          </table:table-cell>
          <table:table-cell table:style-name="ce30"/>
          <table:table-cell table:number-columns-repeated="1020"/>
        </table:table-row>
        <table:table-row table:style-name="ro2">
          <table:table-cell table:number-columns-repeated="3"/>
          <table:table-cell table:style-name="ce31"/>
          <table:table-cell table:number-columns-repeated="1020"/>
        </table:table-row>
        <table:table-row table:style-name="ro2">
          <table:table-cell table:style-name="ce7" office:value-type="string">
            <text:p>MS6 18.01.2015</text:p>
          </table:table-cell>
          <table:table-cell table:style-name="ce7"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8" table:number-columns-repeated="3"/>
          <table:table-cell table:style-name="ce39"/>
          <table:table-cell table:style-name="ce8"/>
          <table:table-cell table:number-columns-repeated="1019"/>
        </table:table-row>
        <table:table-row table:style-name="ro2">
          <table:table-cell table:style-name="ce9" office:value-type="string">
            <text:p>Projektbegründung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40" office:value-type="float" office:value="22">
            <text:p>22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2"/>
          <table:table-cell table:style-name="ce8" office:value-type="float" office:value="30">
            <text:p>30</text:p>
          </table:table-cell>
          <table:table-cell table:style-name="ce39" office:value-type="float" office:value="22">
            <text:p>22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8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float" office:value="234.5">
            <text:p>234,5</text:p>
          </table:table-cell>
          <table:table-cell office:value-type="float" office:value="279.5">
            <text:p>279,5</text:p>
          </table:table-cell>
          <table:table-cell table:number-columns-repeated="1020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15.01.2016</text:date>, <text:time>19:0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6-01-15T19:08:22.18</dc:date>
    <meta:editing-duration>PT7H24M49S</meta:editing-duration>
    <meta:editing-cycles>19</meta:editing-cycles>
    <meta:generator>OpenOffice/4.1.1$Win32 OpenOffice.org_project/411m6$Build-9775</meta:generator>
    <meta:document-statistic meta:table-count="3" meta:cell-count="277" meta:object-count="0"/>
  </office:meta>
</office:document-meta>
</file>